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ize="12pt" style:font-size-asian="12pt" style:font-size-complex="12pt"/>
    </style:style>
    <style:style style:name="P5" style:family="paragraph" style:parent-style-name="Urban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UrbanTitle3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Title3"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style:font-name="Book Antiqua" fo:font-size="11pt" style:font-size-asian="11pt" style:font-size-complex="11pt"/>
    </style:style>
    <style:style style:name="P9" style:family="paragraph" style:parent-style-name="UrbanBody">
      <style:text-properties fo:font-size="12pt" style:font-size-asian="12pt" style:font-name-complex="Arial" style:font-size-complex="12pt"/>
    </style:style>
    <style:style style:name="P10" style:family="paragraph" style:parent-style-name="UrbanTitle3">
      <style:text-properties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-complex="Arial"/>
    </style:style>
    <style:style style:name="T6" style:family="text">
      <style:text-properties style:use-window-font-color="true" style:font-name-complex="Arial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color="#646464" style:font-name-complex="Ari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2" draw:name="Cadre1" text:anchor-type="paragraph" svg:x="7.909cm" svg:y="0.379cm" svg:width="8.849cm" svg:height="3.339cm" draw:z-index="1"><draw:text-box><text:p text:style-name="P6"><text:span text:style-name="T7">A</text:span><text:span text:style-name="T7">u Gouvernement de la REGION WALLONNE,</text:span></text:p><text:p text:style-name="P6">Le Ministre de l’Aménagement du Territoire<text:span text:style-name="T7"> c/o Madame la Directrice Générale </text:span>.G.A.T.L.P.</text:p><text:p text:style-name="P6"/><text:p text:style-name="P6">Rue des Brigades d’Irlande, 1 </text:p><text:p text:style-name="P10">5100 Jambe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de la ville au GW contre décision du FD</text:p>
      <text:p text:style-name="UrbanTitle"/>
      <text:p text:style-name="UrbanBody"/>
      <text:p text:style-name="UrbanBody"><text:span text:style-name="T4"><office:annotation><dc:creator>Gauthier Bastien</dc:creator><dc:date>2011-01-13T14:56:41</dc:date><text:p text:style-name="P11"><text:span text:style-name="T9">do text</text:span></text:p><text:p text:style-name="P11"><text:span text:style-name="T9">from document(at=reference, format='odt')</text:span></text:p></office:annotation></text:span>Import depuis reference.odt</text:p>
      <text:p text:style-name="UrbanBody"/>
      <text:p text:style-name="UrbanBody"/>
      <text:p text:style-name="UrbanBody">Monsieur le Ministre,</text:p>
      <text:p text:style-name="UrbanBody">Madame la Directrice,</text:p>
      <text:p text:style-name="UrbanBody"/>
      <text:p text:style-name="P7">Concerne :</text:p>
      <text:p text:style-name="UrbanBody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self.getPortionOutsText()</text:text-input></text:p>
      <text:p text:style-name="UrbanBody"/>
      <text:p text:style-name="P8"/>
      <text:p text:style-name="P4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 octroyant à <text:text-input text:description="Demandeurs">self.getApplicantsSignaletic()</text:text-input> un permis d’urbanisation ayant pour objet <text:text-input text:description="Objet des travaux">self.getLicenceSubject()</text:text-input> pour un bien sis <text:text-input text:description="Situation des travaux">self.getWorkLocationSignaletic()</text:text-input><text:span text:style-name="T5">.</text:span></text:p>
      <text:p text:style-name="P4"/>
      <text:p text:style-name="P7">I.Recevabilité</text:p>
      <text:p text:style-name="P4"/>
      <text:p text:style-name="P5">a) Ratione Temporis</text:p>
      <text:p text:style-name="P4"/>
      <text:p text:style-name="P4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4">Le premier jour du délai est donc le <text:span text:style-name="T8"><text:s/></text:span><text:span text:style-name="T6"><text:text-input text:description="Champs Permis de bâtir-Date du dernier rapport de collège">tool.formatDate(self.getLastWalloonRegionOpinionRequest().getReceiptDate())</text:text-input></text:span><text:span text:style-name="T6"> </text:span>et le dernier jour est le <text:span text:style-name="T6"><text:text-input text:description="Champs Permis de bâtir-Date du dernier rapport de collège">tool.formatDate(self.getLastWalloonRegionOpinionRequest().getReceiptDate() + 30 )</text:text-input></text:span><text:span text:style-name="T8">.</text:span></text:p>
      <text:p text:style-name="P4"/>
      <text:p text:style-name="P4">Le présent recours déposé à la poste le <text:text-input text:description="Champs généraux-Commune">tool.formatDate(urbanEventObj.getTransmitDate())</text:text-input><text:span text:style-name="T8"> e</text:span>st donc recevable.</text:p>
      <text:p text:style-name="P4"/>
      <text:p text:style-name="P5">b) Intérêt</text:p>
      <text:p text:style-name="P4"/>
      <text:p text:style-name="P4"><text:soft-page-break/>La Ville de Mons représentée par son Collège Communal a intérêt au présent recours puisqu’en date du [DATE]<text:span text:style-name="T8"> </text:span>cette assemblée avait décidé de transmettre la demande au fonctionnaire délégué avec avis défavorable.</text:p>
      <text:p text:style-name="P4"/>
      <text:p text:style-name="P4">La commune introduit donc le présent recours pour défendre sa politique urbanistique et la conception qu’elle se fait du bon aménagement des lieux.</text:p>
      <text:p text:style-name="P4"/>
      <text:p text:style-name="P4"/>
      <text:p text:style-name="P4"/>
      <text:p text:style-name="P7">II.Moyens</text:p>
      <text:p text:style-name="P4"/>
      <text:p text:style-name="P4">Pour ces motifs, nous vous demandons de déclarer ce recours recevable et fondé et de refuser dès lors le permis.</text:p>
      <text:p text:style-name="P4"/>
      <text:p text:style-name="P4"/>
      <text:p text:style-name="P9">Nous vous prions de croire, Monsieur le Ministre de l’Aménagement du Territoire, Madame la Directrice Générale, à l’expression de notre considération distinguée.</text:p>
      <text:p text:style-name="UrbanBody"/>
      <text:p text:style-name="UrbanBody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Normal_20_centré" style:display-name="Normal centré" style:family="paragraph" style:parent-style-name="Standard">
      <style:paragraph-properties fo:margin="100%"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4-23T14:01:15</dc:date>
    <dc:language>fr-FR</dc:language>
    <meta:editing-cycles>148</meta:editing-cycles>
    <meta:editing-duration>P2DT8H15M1S</meta:editing-duration>
    <dc:creator>Simon Delcourt</dc:creator>
    <meta:document-statistic meta:table-count="0" meta:image-count="0" meta:object-count="0" meta:page-count="2" meta:paragraph-count="30" meta:word-count="277" meta:character-count="2257" meta:non-whitespace-character-count="2013"/>
    <meta:user-defined meta:name="Info 1"/>
    <meta:user-defined meta:name="Info 2"/>
    <meta:user-defined meta:name="Info 3"/>
    <meta:user-defined meta:name="Info 4"/>
  </office:meta>
</office:document-meta>
</file>